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lasifikasi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umlah Data Total</text:p>
          </table:table-cell>
          <table:table-cell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lah Data Diproses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Jawab</text:p>
          </table:table-cell>
          <table:table-cell office:value-type="string" calcext:value-type="string">
            <text:p>Baca</text:p>
          </table:table-cell>
          <table:table-cell office:value-type="string" calcext:value-type="string">
            <text:p>Abaika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315" calcext:value-type="float">
            <text:p>315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 Cross Fold Valida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unigram</text:p>
          </table:table-cell>
          <table:table-cell/>
          <table:table-cell office:value-type="string" calcext:value-type="string">
            <text:p>Jumlah Fitu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-preporses</text:p>
          </table:table-cell>
          <table:table-cell office:value-type="float" office:value="0.618172" calcext:value-type="float">
            <text:p>0.618172</text:p>
          </table:table-cell>
          <table:table-cell office:value-type="float" office:value="0.594795" calcext:value-type="float">
            <text:p>0.594795</text:p>
          </table:table-cell>
          <table:table-cell office:value-type="float" office:value="0.634354" calcext:value-type="float">
            <text:p>0.634354</text:p>
          </table:table-cell>
          <table:table-cell/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de + blankspace + \n + Lower Case</text:p>
          </table:table-cell>
          <table:table-cell office:value-type="float" office:value="0.608009" calcext:value-type="float">
            <text:p>0.608009</text:p>
          </table:table-cell>
          <table:table-cell office:value-type="float" office:value="0.615182" calcext:value-type="float">
            <text:p>0.615182</text:p>
          </table:table-cell>
          <table:table-cell office:value-type="float" office:value="0.680169" calcext:value-type="float">
            <text:p>0.680169</text:p>
          </table:table-cell>
          <table:table-cell/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 URL</text:p>
          </table:table-cell>
          <table:table-cell office:value-type="float" office:value="0.606999" calcext:value-type="float">
            <text:p>0.606999</text:p>
          </table:table-cell>
          <table:table-cell office:value-type="float" office:value="0.612101" calcext:value-type="float">
            <text:p>0.612101</text:p>
          </table:table-cell>
          <table:table-cell office:value-type="float" office:value="0.679158" calcext:value-type="float">
            <text:p>0.679158</text:p>
          </table:table-cell>
          <table:table-cell/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 Hashtag</text:p>
          </table:table-cell>
          <table:table-cell office:value-type="float" office:value="0.608019" calcext:value-type="float">
            <text:p>0.608019</text:p>
          </table:table-cell>
          <table:table-cell office:value-type="float" office:value="0.613111" calcext:value-type="float">
            <text:p>0.613111</text:p>
          </table:table-cell>
          <table:table-cell office:value-type="float" office:value="0.679159" calcext:value-type="float">
            <text:p>0.679159</text:p>
          </table:table-cell>
          <table:table-cell/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 Mention</text:p>
          </table:table-cell>
          <table:table-cell office:value-type="float" office:value="0.598938" calcext:value-type="float">
            <text:p>0.598938</text:p>
          </table:table-cell>
          <table:table-cell office:value-type="float" office:value="0.697454" calcext:value-type="float">
            <text:p>0.697454</text:p>
          </table:table-cell>
          <table:table-cell office:value-type="float" office:value="0.754298" calcext:value-type="float">
            <text:p>0.754298</text:p>
          </table:table-cell>
          <table:table-cell/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 Tanda Baca</text:p>
          </table:table-cell>
          <table:table-cell office:value-type="float" office:value="0.596908" calcext:value-type="float">
            <text:p>0.596908</text:p>
          </table:table-cell>
          <table:table-cell office:value-type="float" office:value="0.727984" calcext:value-type="float">
            <text:p>0.727984</text:p>
          </table:table-cell>
          <table:table-cell office:value-type="float" office:value="0.762492" calcext:value-type="float">
            <text:p>0.762492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 Emoticon</text:p>
          </table:table-cell>
          <table:table-cell office:value-type="float" office:value="0.60504" calcext:value-type="float">
            <text:p>0.60504</text:p>
          </table:table-cell>
          <table:table-cell office:value-type="float" office:value="0.736065" calcext:value-type="float">
            <text:p>0.736065</text:p>
          </table:table-cell>
          <table:table-cell office:value-type="float" office:value="0.769573" calcext:value-type="float">
            <text:p>0.769573</text:p>
          </table:table-cell>
          <table:table-cell/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– Hashtag – URL</text:p>
          </table:table-cell>
          <table:table-cell office:value-type="float" office:value="0.60605" calcext:value-type="float">
            <text:p>0.60605</text:p>
          </table:table-cell>
          <table:table-cell office:value-type="float" office:value="0.734014" calcext:value-type="float">
            <text:p>0.734014</text:p>
          </table:table-cell>
          <table:table-cell office:value-type="float" office:value="0.770594" calcext:value-type="float">
            <text:p>0.770594</text:p>
          </table:table-cell>
          <table:table-cell/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est of NB</text:p>
          </table:table-cell>
          <table:table-cell office:value-type="string" calcext:value-type="string">
            <text:p>No Prepro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Jawab</text:p>
          </table:table-cell>
          <table:table-cell office:value-type="string" calcext:value-type="string">
            <text:p>Baca </text:p>
          </table:table-cell>
          <table:table-cell office:value-type="string" calcext:value-type="string">
            <text:p>Abaika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i-Score</text:p>
          </table:table-cell>
        </table:table-row>
        <table:table-row table:style-name="ro1">
          <table:table-cell/>
          <table:table-cell office:value-type="string" calcext:value-type="string">
            <text:p>Jawab</text:p>
          </table:table-cell>
          <table:table-cell office:value-type="float" office:value="294" calcext:value-type="float">
            <text:p>29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Jawab</text:p>
          </table:table-cell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string" calcext:value-type="string">
            <text:p>Baca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Baca</text:p>
          </table:table-cell>
          <table:table-cell office:value-type="float" office:value="0.59" calcext:value-type="float">
            <text:p>0.59</text:p>
          </table:table-cell>
          <table:table-cell office:value-type="float" office:value="0.29" calcext:value-type="float">
            <text:p>0.29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string" calcext:value-type="string">
            <text:p>Abaikan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Abaikan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est of DT</text:p>
          </table:table-cell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Jawab</text:p>
          </table:table-cell>
          <table:table-cell office:value-type="string" calcext:value-type="string">
            <text:p>Baca </text:p>
          </table:table-cell>
          <table:table-cell office:value-type="string" calcext:value-type="string">
            <text:p>Abaika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i-Score</text:p>
          </table:table-cell>
        </table:table-row>
        <table:table-row table:style-name="ro1">
          <table:table-cell/>
          <table:table-cell office:value-type="string" calcext:value-type="string">
            <text:p>Jawab</text:p>
          </table:table-cell>
          <table:table-cell office:value-type="float" office:value="309" calcext:value-type="float">
            <text:p>309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Jawab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Baca</text:p>
          </table:table-cell>
          <table:table-cell office:value-type="float" office:value="39" calcext:value-type="float">
            <text:p>39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aca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/>
          <table:table-cell office:value-type="string" calcext:value-type="string">
            <text:p>Abaikan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Abaikan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est of SVM</text:p>
          </table:table-cell>
          <table:table-cell office:value-type="string" calcext:value-type="string">
            <text:p>All – Hashtag – URL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Jawab</text:p>
          </table:table-cell>
          <table:table-cell office:value-type="string" calcext:value-type="string">
            <text:p>Baca </text:p>
          </table:table-cell>
          <table:table-cell office:value-type="string" calcext:value-type="string">
            <text:p>Abaika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i-Score</text:p>
          </table:table-cell>
        </table:table-row>
        <table:table-row table:style-name="ro1">
          <table:table-cell/>
          <table:table-cell office:value-type="string" calcext:value-type="string">
            <text:p>Jawab</text:p>
          </table:table-cell>
          <table:table-cell office:value-type="float" office:value="323" calcext:value-type="float">
            <text:p>32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awab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string" calcext:value-type="string">
            <text:p>Baca</text:p>
          </table:table-cell>
          <table:table-cell office:value-type="float" office:value="36" calcext:value-type="float">
            <text:p>36</text:p>
          </table:table-cell>
          <table:table-cell office:value-type="float" office:value="207" calcext:value-type="float">
            <text:p>20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Baca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/>
          <table:table-cell office:value-type="string" calcext:value-type="string">
            <text:p>Abaikan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Abaikan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</table:table-row>
      </table:table>
      <table:table table:name="Clustering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4 Kelas Has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means</text:p>
          </table:table-cell>
          <table:table-cell table:number-columns-repeated="5"/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ustering 4 kelas</text:p>
          </table:table-cell>
          <table:table-cell table:number-columns-repeated="5"/>
          <table:table-cell office:value-type="string" calcext:value-type="string">
            <text:p>Clustering 4 kela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614" calcext:value-type="float">
            <text:p>614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84" calcext:value-type="float">
            <text:p>6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awab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jawab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ca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un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tu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ikan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baikan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ustering 3 kelas</text:p>
          </table:table-cell>
          <table:table-cell table:number-columns-repeated="5"/>
          <table:table-cell office:value-type="string" calcext:value-type="string">
            <text:p>Clustering 3 kela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814" calcext:value-type="float">
            <text:p>814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92" calcext:value-type="float">
            <text:p>92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jawab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jawab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49" calcext:value-type="float">
            <text:p>49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baca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hitu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hitu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abaikan</text:p>
          </table:table-cell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baikan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ustering 2 kelas</text:p>
          </table:table-cell>
          <table:table-cell table:number-columns-repeated="5"/>
          <table:table-cell office:value-type="string" calcext:value-type="string">
            <text:p>Clustering 2 kela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893" calcext:value-type="float">
            <text:p>89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ab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jawab</text:p>
          </table:table-cell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222" calcext:value-type="float">
            <text:p>22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baca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ung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hitung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ikan</text:p>
          </table:table-cell>
          <table:table-cell office:value-type="float" office:value="259" calcext:value-type="float">
            <text:p>25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baikan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3 Kelas Hasi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means</text:p>
          </table:table-cell>
          <table:table-cell table:number-columns-repeated="5"/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ustering 4 kelas</text:p>
          </table:table-cell>
          <table:table-cell table:number-columns-repeated="5"/>
          <table:table-cell office:value-type="string" calcext:value-type="string">
            <text:p>Clustering 4 kela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614" calcext:value-type="float">
            <text:p>614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84" calcext:value-type="float">
            <text:p>6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awab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jawab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ca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aikan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baikan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ustering 3 kelas</text:p>
          </table:table-cell>
          <table:table-cell table:number-columns-repeated="5"/>
          <table:table-cell office:value-type="string" calcext:value-type="string">
            <text:p>Clustering 3 kela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814" calcext:value-type="float">
            <text:p>814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814" calcext:value-type="float">
            <text:p>81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jawab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jawab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51" calcext:value-type="float">
            <text:p>51</text:p>
          </table:table-cell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aca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abaikan</text:p>
          </table:table-cell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baikan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ustering 2 kelas</text:p>
          </table:table-cell>
          <table:table-cell table:number-columns-repeated="5"/>
          <table:table-cell office:value-type="string" calcext:value-type="string">
            <text:p>Clustering 2 kela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923" calcext:value-type="float">
            <text:p>92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ab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jawab</text:p>
          </table:table-cell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288" calcext:value-type="float">
            <text:p>28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baca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ikan</text:p>
          </table:table-cell>
          <table:table-cell office:value-type="float" office:value="259" calcext:value-type="float">
            <text:p>25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baikan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00:16:38.146120708</meta:creation-date>
    <meta:generator>LibreOffice/4.2.8.2$Linux_X86_64 LibreOffice_project/420m0$Build-2</meta:generator>
    <dc:date>2017-06-19T21:59:13.922872222</dc:date>
    <meta:editing-duration>PT21H31M</meta:editing-duration>
    <meta:editing-cycles>4</meta:editing-cycles>
    <meta:document-statistic meta:table-count="2" meta:cell-count="415" meta:object-count="0"/>
  </office:meta>
</office:document-meta>
</file>